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ckTraceElementDeserializerTest.test_st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ckTraceElementDeserializerTest.test_stack_error_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ckTraceElementDeserializerTest.test_stack_error_7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ckTraceElementDeserializerTest.test_stack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ckTraceElementDeserializerTest.test_stack_error_8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ckTraceElementDeserializerTest.test_stack_error_6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ckTraceElementDeserializerTest.test_stack_error_9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O.setValue( StackTraceEleme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ckTraceElementDeserializerTest.test_stack_error_5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ckTraceElementDeserializerTest.test_stack_error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ckTraceElementDeserializerTest.test_stack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ckTraceElementDeserializerTest.test_stack_error_1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ckTraceElementDeserializerTest.test_stack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